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2d4ff5"/>
    </style:style>
    <style:style style:name="P5" style:family="paragraph" style:parent-style-name="Standard">
      <style:paragraph-properties style:snap-to-layout-grid="false"/>
      <style:text-properties officeooo:paragraph-rsid="00305baf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157f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style:snap-to-layout-grid="false"/>
      <style:text-properties officeooo:rsid="001f9a0d" officeooo:paragraph-rsid="001f9a0d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officeooo:rsid="0027332c" officeooo:paragraph-rsid="0027332c" style:font-style-asian="italic" style:language-complex="ar" style:country-complex="SA" style:font-weight-complex="bold"/>
    </style:style>
    <style:style style:name="P13" style:family="paragraph" style:parent-style-name="Standard">
      <style:paragraph-properties style:snap-to-layout-grid="false"/>
      <style:text-properties fo:color="#000000" fo:font-weight="normal" officeooo:rsid="000ff80e" officeooo:paragraph-rsid="002c35b7" style:font-weight-asian="normal" style:font-weight-complex="normal"/>
    </style:style>
    <style:style style:name="P14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7332c" officeooo:paragraph-rsid="0027332c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157ff"/>
    </style:style>
    <style:style style:name="P16" style:family="paragraph" style:parent-style-name="Standard" style:master-page-name="Standard">
      <style:paragraph-properties style:page-number="auto"/>
      <style:text-properties style:font-name="Book Antiqua" officeooo:rsid="002b6812" officeooo:paragraph-rsid="002b6812"/>
    </style:style>
    <style:style style:name="P17" style:family="paragraph" style:parent-style-name="Standard" style:list-style-name="L1">
      <style:paragraph-properties style:snap-to-layout-grid="false"/>
      <style:text-properties officeooo:rsid="000ff80e" officeooo:paragraph-rsid="002d4ff5"/>
    </style:style>
    <style:style style:name="P18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ff80e" officeooo:paragraph-rsid="002c35b7"/>
    </style:style>
    <style:style style:name="P19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fo:language="es" fo:country="ES" officeooo:rsid="002d4ff5" officeooo:paragraph-rsid="002d4ff5" style:language-complex="ar" style:country-complex="SA"/>
    </style:style>
    <style:style style:name="P20" style:family="paragraph" style:parent-style-name="Standard" style:list-style-name="L1">
      <style:paragraph-properties style:snap-to-layout-grid="false"/>
      <style:text-properties fo:color="#000000" officeooo:rsid="002157ff" officeooo:paragraph-rsid="002d4ff5"/>
    </style:style>
    <style:style style:name="P21" style:family="paragraph" style:parent-style-name="Standard">
      <style:paragraph-properties style:snap-to-layout-grid="false"/>
      <style:text-properties fo:color="#0000ff" fo:font-weight="bold" officeooo:rsid="00305baf" officeooo:paragraph-rsid="00305baf" style:font-weight-asian="bold" style:font-weight-complex="bold"/>
    </style:style>
    <style:style style:name="P22" style:family="paragraph" style:parent-style-name="Standard">
      <style:paragraph-properties style:snap-to-layout-grid="false"/>
      <style:text-properties officeooo:paragraph-rsid="00323a4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fo:color="#000000" style:text-line-through-style="none" style:font-name="Times New Roman" fo:font-size="12pt" fo:font-style="normal" style:text-underline-style="none" fo:font-weight="normal" officeooo:rsid="0027332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ff" fo:font-weight="bold" officeooo:rsid="001f9a0d" style:font-weight-asian="bold" style:font-weight-complex="bold"/>
    </style:style>
    <style:style style:name="T9" style:family="text">
      <style:text-properties fo:color="#0000ff" fo:font-weight="bold" officeooo:rsid="0026d57f" style:font-weight-asian="bold" style:font-weight-complex="bold"/>
    </style:style>
    <style:style style:name="T10" style:family="text">
      <style:text-properties fo:color="#0000ff" fo:font-weight="bold" officeooo:rsid="002ebcdb" style:font-weight-asian="bold" style:font-weight-complex="bold"/>
    </style:style>
    <style:style style:name="T11" style:family="text">
      <style:text-properties fo:color="#0000ff" fo:font-weight="bold" officeooo:rsid="00305baf" style:font-weight-asian="bold" style:font-weight-complex="bold"/>
    </style:style>
    <style:style style:name="T12" style:family="text">
      <style:text-properties fo:color="#0000ff" fo:font-weight="bold" officeooo:rsid="002b27b2" style:font-weight-asian="bold" style:font-weight-complex="bold"/>
    </style:style>
    <style:style style:name="T13" style:family="text">
      <style:text-properties fo:color="#0000ff" fo:font-weight="bold" officeooo:rsid="00323a4a" style:font-weight-asian="bold" style:font-weight-complex="bold"/>
    </style:style>
    <style:style style:name="T14" style:family="text">
      <style:text-properties fo:color="#0000ff" fo:font-weight="bold" officeooo:rsid="001bf953" style:font-weight-asian="bold"/>
    </style:style>
    <style:style style:name="T15" style:family="text">
      <style:text-properties fo:color="#0000ff" fo:font-weight="bold" officeooo:rsid="002c5024" style:font-weight-asian="bold"/>
    </style:style>
    <style:style style:name="T16" style:family="text">
      <style:text-properties fo:color="#0000ff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fo:color="#0000ff" style:text-line-through-style="none" style:font-name="Times New Roman" fo:font-size="12pt" fo:font-style="normal" style:text-underline-style="none" fo:font-weight="bold" officeooo:rsid="002c5024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officeooo:rsid="001f9a0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bf953" style:font-weight-asian="normal" style:font-weight-complex="normal"/>
    </style:style>
    <style:style style:name="T21" style:family="text">
      <style:text-properties fo:font-weight="normal" officeooo:rsid="000f7be7" style:font-weight-asian="normal" style:font-weight-complex="normal"/>
    </style:style>
    <style:style style:name="T22" style:family="text">
      <style:text-properties fo:font-weight="normal" officeooo:rsid="002b6812" style:font-weight-asian="normal" style:font-weight-complex="normal"/>
    </style:style>
    <style:style style:name="T23" style:family="text">
      <style:text-properties fo:font-weight="normal" officeooo:rsid="000ff80e" style:font-weight-asian="normal" style:font-weight-complex="normal"/>
    </style:style>
    <style:style style:name="T24" style:family="text">
      <style:text-properties fo:font-weight="normal" officeooo:rsid="002d4ff5" style:font-weight-asian="normal" style:font-weight-complex="normal"/>
    </style:style>
    <style:style style:name="T25" style:family="text">
      <style:text-properties fo:font-weight="normal" officeooo:rsid="0012b22a" style:font-weight-asian="normal" style:font-weight-complex="normal"/>
    </style:style>
    <style:style style:name="T26" style:family="text">
      <style:text-properties fo:font-weight="normal" officeooo:rsid="002c5024" style:font-weight-asian="normal" style:font-weight-complex="normal"/>
    </style:style>
    <style:style style:name="T27" style:family="text">
      <style:text-properties fo:font-weight="normal" officeooo:rsid="002ebcdb" style:font-weight-asian="normal" style:font-weight-complex="normal"/>
    </style:style>
    <style:style style:name="T28" style:family="text">
      <style:text-properties fo:font-weight="normal" officeooo:rsid="00305baf" style:font-weight-asian="normal" style:font-weight-complex="normal"/>
    </style:style>
    <style:style style:name="T29" style:family="text">
      <style:text-properties officeooo:rsid="000f7be7"/>
    </style:style>
    <style:style style:name="T30" style:family="text">
      <style:text-properties style:use-window-font-color="true" style:font-name="Times New Roman" officeooo:rsid="001f9a0d"/>
    </style:style>
    <style:style style:name="T31" style:family="text">
      <style:text-properties officeooo:rsid="0027332c"/>
    </style:style>
    <style:style style:name="T32" style:family="text">
      <style:text-properties fo:language="es" fo:country="ES" style:language-complex="ar" style:country-complex="SA"/>
    </style:style>
    <style:style style:name="T33" style:family="text">
      <style:text-properties fo:language="es" fo:country="ES" officeooo:rsid="002c35b7" style:language-complex="ar" style:country-complex="SA"/>
    </style:style>
    <style:style style:name="T34" style:family="text">
      <style:text-properties fo:language="es" fo:country="ES" officeooo:rsid="002d4ff5" style:language-complex="ar" style:country-complex="SA"/>
    </style:style>
    <style:style style:name="T35" style:family="text">
      <style:text-properties fo:language="es" fo:country="ES" officeooo:rsid="00305baf" style:language-complex="ar" style:country-complex="SA"/>
    </style:style>
    <style:style style:name="T36" style:family="text">
      <style:text-properties officeooo:rsid="000ff80e"/>
    </style:style>
    <style:style style:name="T37" style:family="text">
      <style:text-properties officeooo:rsid="002d4ff5"/>
    </style:style>
    <style:style style:name="T38" style:family="text">
      <style:text-properties officeooo:rsid="00305b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24">Asignar</text:span><text:span text:style-name="T22"> </text:span><text:span text:style-name="T27">Roles</text:span></text:p>
          </table:table-cell>
          <table:table-cell table:style-name="Tabla1.B1" office:value-type="string">
            <text:p text:style-name="P3"><text:span text:style-name="T1">Nro. de Caso de Uso:</text:span> <text:span text:style-name="T8">SGC-ADM-02-</text:span><text:span text:style-name="T9">0</text:span><text:span text:style-name="T10">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UC_5f_NormalAzul_20_Car"><text:span text:style-name="T30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37">Asignar Roles al identificador recibido (proyecto o fase)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T18">El Usuario debe haber iniciado sesión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31">Se han asignado los roles al identificador.</text:span></text:p>
          </table:table-cell>
          <table:covered-table-cell/>
        </table:table-row>
      </table:table>
      <text:p text:style-name="P10"><text:span text:style-name="UC_5f_NormalAzul_20_Car"><text:span text:style-name="T2"/></text:span></text:p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4">CURSO NORMAL (Camino Exitoso)</text:span><text:span text:style-name="T3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11"/>
          </table:table-cell>
          <table:table-cell table:style-name="Tabla2.A1" office:value-type="string">
            <text:list xml:id="list6853465760798593325" text:style-name="L1">
              <text:list-item>
                <text:p text:style-name="P17"><text:span text:style-name="T25">D</text:span><text:span text:style-name="T19">espliega una </text:span><text:span text:style-name="T24">interfaz “Asignar </text:span><text:span text:style-name="T28">Roles</text:span><text:span text:style-name="T24">” <text:s/>en forma de </text:span><text:span text:style-name="T19">lista, </text:span><text:span text:style-name="T24">que contienen </text:span><text:span text:style-name="T19">los </text:span><text:span text:style-name="T28">Roles</text:span><text:span text:style-name="T19"> existentes en el sistema </text:span><text:span text:style-name="T25">con los siguientes atributos:<text:line-break/>“Identificador del </text:span><text:span text:style-name="T28">Rol</text:span><text:span text:style-name="T25">”<text:line-break/>“Nombre”<text:line-break/>“Descripción”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5212305149243" text:continue-numbering="true" text:style-name="L1">
              <text:list-item>
                <text:p text:style-name="P18"><text:span text:style-name="T34">S</text:span><text:span text:style-name="T32">elecciona </text:span><text:span text:style-name="T34">todos</text:span><text:span text:style-name="T32"> </text:span><text:span text:style-name="T33">los </text:span><text:span text:style-name="T35">Roles</text:span><text:span text:style-name="T32"> de la lista oprimiendo el nombre de </text:span><text:span text:style-name="T34">los</text:span><text:span text:style-name="T32"> </text:span><text:span text:style-name="T35">Roles</text:span><text:span text:style-name="T32"> en la lista. </text:span></text:p>
              </text:list-item>
            </text:list>
          </table:table-cell>
          <table:table-cell table:style-name="Tabla2.A1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list xml:id="list85212251662447" text:continue-numbering="true" text:style-name="L1">
              <text:list-item>
                <text:p text:style-name="P19">Oprime el botón “Aceptar”.</text:p>
              </text:list-item>
            </text:list>
          </table:table-cell>
          <table:table-cell table:style-name="Tabla2.B5" office:value-type="string">
            <text:p text:style-name="P13"/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list xml:id="list85212957402491" text:continue-numbering="true" text:style-name="L1">
              <text:list-item>
                <text:p text:style-name="P20"><text:span text:style-name="T36">El sistema asigna los Roles seleccionados al identificador de la interfaz de anterior </text:span><text:span text:style-name="T23">para su uso posterior.</text:span></text:p>
              </text:list-item>
            </text:list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p text:style-name="P8">A1. Cancelar</text:p>
            <text:p text:style-name="P15"><text:span text:style-name="Default_20_Paragraph_20_Font"><text:span text:style-name="T5">En el paso </text:span></text:span><text:span text:style-name="Default_20_Paragraph_20_Font"><text:span text:style-name="T6">2 o 3</text:span></text:span><text:span text:style-name="Default_20_Paragraph_20_Font"><text:span text:style-name="T5">, <text:s/>el Usuario hace clic en el botón “Cancelar”, no se realizará ninguna acción y se volverá a la interfaz anterior. </text:span></text:span><text:span text:style-name="Default_20_Paragraph_20_Font"><text:span text:style-name="T16">SGC-</text:span></text:span><text:span text:style-name="Default_20_Paragraph_20_Font"><text:span text:style-name="T17">ADM-02</text:span></text:span><text:span text:style-name="Default_20_Paragraph_20_Font"><text:span text:style-name="T5">)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2">2.1-<text:span text:style-name="T29">Error de conexión con la base de datos. </text:span><text:span text:style-name="T21">Se redirige a</text:span><text:span text:style-name="T20">l Caso de Uso</text:span><text:span text:style-name="T21"> </text:span><text:span text:style-name="T26">Crear Rol</text:span><text:span text:style-name="T20"> (ir al Caso de Uso </text:span><text:span text:style-name="T14">SGC-ADM-0</text:span><text:span text:style-name="T7">2-</text:span><text:span text:style-name="T15">01</text:span><text:span text:style-name="T20">)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5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  <text:p text:style-name="P5"><text:span text:style-name="T11">SGC-ADM-01-01</text:span><text:span text:style-name="T38">, </text:span></text:p>
            <text:p text:style-name="P21">SGC-ADM-01-01-01, </text:p>
            <text:p text:style-name="P21">SGC-ADM-02, </text:p>
            <text:p text:style-name="P21">SGC-ADM-02-01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ext:soft-page-break/>
        <table:table-row table:style-name="Tabla5.1">
          <table:table-cell table:style-name="Tabla5.A6" office:value-type="string">
            <text:p text:style-name="P22">Requerimientos Funcionales Asociados:<text:span text:style-name="T12"> RF-3</text:span><text:span text:style-name="T13">7</text:span><text:span text:style-name="T12">, RF-3</text:span><text:span text:style-name="T13">8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4</meta:editing-cycles>
    <meta:editing-duration>PT2H48M6S</meta:editing-duration>
    <dc:date>2014-03-17T08:52:10.960218695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28" meta:word-count="201" meta:character-count="1301" meta:non-whitespace-character-count="1120"/>
  </office:meta>
</office:document-meta>
</file>